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F0000041FAE233DA59ED66C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396cm" svg:height="13.063cm" draw:z-index="0"><draw:image xlink:href="Pictures/100000010000066F0000041FAE233DA59ED66C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7:09:48.614762255</meta:creation-date>
    <dc:date>2023-11-01T17:11:02.547209060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